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56000003006057DF9401DA24C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1.013cm" svg:x="1.038cm" svg:y="8.521cm">
          <draw:image xlink:href="Pictures/1000020100000556000003006057DF9401DA24C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31T09:48:35.435707866</meta:creation-date>
    <dc:date>2019-07-31T09:49:34.377434733</dc:date>
    <meta:editing-duration>PT59S</meta:editing-duration>
    <meta:editing-cycles>1</meta:editing-cycles>
    <meta:generator>LibreOffice/6.0.7.3$Linux_X86_64 LibreOffice_project/00m0$Build-3</meta:generator>
    <meta:document-statistic meta:object-count="1"/>
  </office:meta>
</office:document-meta>
</file>